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d6f" officeooo:paragraph-rsid="001ecd6f"/>
    </style:style>
    <style:style style:name="P2" style:family="paragraph" style:parent-style-name="Standard">
      <style:text-properties officeooo:rsid="0022c830" officeooo:paragraph-rsid="0022c830"/>
    </style:style>
    <style:style style:name="P3" style:family="paragraph" style:parent-style-name="Standard">
      <style:text-properties officeooo:rsid="0022c830" officeooo:paragraph-rsid="00284a7d"/>
    </style:style>
    <style:style style:name="P4" style:family="paragraph" style:parent-style-name="Standard">
      <style:text-properties officeooo:rsid="0022d228" officeooo:paragraph-rsid="0022d228"/>
    </style:style>
    <style:style style:name="P5" style:family="paragraph" style:parent-style-name="Standard">
      <style:text-properties officeooo:rsid="0022d228" officeooo:paragraph-rsid="00284a7d"/>
    </style:style>
    <style:style style:name="P6" style:family="paragraph" style:parent-style-name="Standard">
      <style:text-properties officeooo:rsid="00233010" officeooo:paragraph-rsid="00233010"/>
    </style:style>
    <style:style style:name="P7" style:family="paragraph" style:parent-style-name="Standard">
      <style:text-properties officeooo:rsid="00249533" officeooo:paragraph-rsid="00249533"/>
    </style:style>
    <style:style style:name="P8" style:family="paragraph" style:parent-style-name="Standard">
      <style:text-properties officeooo:rsid="00260884" officeooo:paragraph-rsid="00260884"/>
    </style:style>
    <style:style style:name="P9" style:family="paragraph" style:parent-style-name="Standard">
      <style:text-properties officeooo:rsid="00267919" officeooo:paragraph-rsid="00267919"/>
    </style:style>
    <style:style style:name="P10" style:family="paragraph" style:parent-style-name="Standard">
      <style:text-properties officeooo:rsid="0027f64c" officeooo:paragraph-rsid="0027f64c"/>
    </style:style>
    <style:style style:name="P11" style:family="paragraph" style:parent-style-name="Standard">
      <style:text-properties officeooo:rsid="00284a7d" officeooo:paragraph-rsid="00284a7d"/>
    </style:style>
    <style:style style:name="P12" style:family="paragraph" style:parent-style-name="Standard">
      <style:text-properties officeooo:rsid="002bb57a" officeooo:paragraph-rsid="002bb57a"/>
    </style:style>
    <style:style style:name="P13" style:family="paragraph" style:parent-style-name="Standard">
      <style:text-properties officeooo:rsid="002bb57a" officeooo:paragraph-rsid="002db4e6"/>
    </style:style>
    <style:style style:name="P14" style:family="paragraph" style:parent-style-name="Standard">
      <style:text-properties officeooo:rsid="002db4e6" officeooo:paragraph-rsid="002db4e6"/>
    </style:style>
    <style:style style:name="P15" style:family="paragraph" style:parent-style-name="Standard">
      <style:text-properties officeooo:rsid="002e9a57" officeooo:paragraph-rsid="002e9a57"/>
    </style:style>
    <style:style style:name="P16" style:family="paragraph" style:parent-style-name="Standard">
      <style:text-properties officeooo:rsid="00308e3a" officeooo:paragraph-rsid="00308e3a"/>
    </style:style>
    <style:style style:name="P17" style:family="paragraph" style:parent-style-name="Standard">
      <style:text-properties officeooo:rsid="0031cda5" officeooo:paragraph-rsid="0031cda5"/>
    </style:style>
    <style:style style:name="P18" style:family="paragraph" style:parent-style-name="Standard">
      <style:text-properties officeooo:rsid="0031cda5" officeooo:paragraph-rsid="00336327"/>
    </style:style>
    <style:style style:name="P19" style:family="paragraph" style:parent-style-name="Standard">
      <style:paragraph-properties fo:break-before="page"/>
      <style:text-properties officeooo:rsid="001ecd6f" officeooo:paragraph-rsid="001ecd6f"/>
    </style:style>
    <style:style style:name="T1" style:family="text">
      <style:text-properties officeooo:rsid="0022c830"/>
    </style:style>
    <style:style style:name="T2" style:family="text">
      <style:text-properties officeooo:rsid="00267919"/>
    </style:style>
    <style:style style:name="T3" style:family="text">
      <style:text-properties officeooo:rsid="002bb57a"/>
    </style:style>
    <style:style style:name="T4" style:family="text">
      <style:text-properties officeooo:rsid="002d401e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3363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CB111000_V2 System program tests:</text:p>
      <text:p text:style-name="P12"/>
      <text:p text:style-name="P12">System programs</text:p>
      <text:p text:style-name="P12"/>
      <text:p text:style-name="P13">8_UNO_AVR_Programmer_V3</text:p>
      <text:p text:style-name="P13">5_Project_pcb_168_V2.30_Arduino_V2</text:p>
      <text:p text:style-name="P12"/>
      <text:p text:style-name="P12"/>
      <text:p text:style-name="P12">UNO sketch “8_UNO_AVR_Programmer_V3”</text:p>
      <text:p text:style-name="P12"><text:tab/>This loads an Atmega 168 with <text:s/>“5_Project_pcb_168_V2.30_Arduino_V2”</text:p>
      <text:p text:style-name="P12"><text:tab/>The Atmega 168 is then soldered onto PCB 111000_V2 <text:span text:style-name="T4">and</text:span></text:p>
      <text:p text:style-name="P12"><text:tab/><text:span text:style-name="T4">is used to program the Atmega 328 with the mini-OS.</text:span></text:p>
      <text:p text:style-name="P12"/>
      <text:p text:style-name="P14">Tests</text:p>
      <text:p text:style-name="P14">Upload “<text:span text:style-name="T3">8_UNO_AVR_Programmer_V3” </text:span>to a UNO wired to program and calibrate an Atmega 168.</text:p>
      <text:p text:style-name="P14"/>
      <text:p text:style-name="P14">Set BR to 38.4kB.</text:p>
      <text:p text:style-name="P14"><text:tab/>Get “s <text:s text:c="2"/>s <text:s text:c="2"/>s <text:s text:c="2"/>s <text:s text:c="2"/>s…….” prompt</text:p>
      <text:p text:style-name="P14"><text:tab/>Press -s- </text:p>
      <text:p text:style-name="P14">The UNO responds with:</text:p>
      <text:p text:style-name="P14"><text:tab/>Atmega 168 detected.</text:p>
      <text:p text:style-name="P14"><text:tab/>Press -p- to program flash, -r- to run target, -d- to clear the target EEPROM or -x- to escape.</text:p>
      <text:p text:style-name="P15">Press -p- and send the “<text:span text:style-name="T3">5_Project_pcb_168_V2.30_Arduino_V2” </text:span>hex file.</text:p>
      <text:p text:style-name="P15"/>
      <text:p text:style-name="P16">If device already calibrated reset the UNO</text:p>
      <text:p text:style-name="P16"><text:tab/>Press -s- then -r-.</text:p>
      <text:p text:style-name="P16"><text:tab/>Set 57600 Baud and then press AK</text:p>
      <text:p text:style-name="P16">Get “P/S <text:s text:c="2"/>P/S <text:s text:c="2"/>P/S <text:s text:c="2"/>P/S <text:s text:c="2"/>P/S <text:s text:c="2"/>P/S………...” user prompt.</text:p>
      <text:p text:style-name="P16"><text:tab/>Press -s-</text:p>
      <text:p text:style-name="P16"><text:tab/>BR 2k4 then AK</text:p>
      <text:p text:style-name="P16">Send “on-chip_strings” text file</text:p>
      <text:p text:style-name="P16">Chip is now ready to transfer to PCB-111000_V2</text:p>
      <text:p text:style-name="P16"/>
      <text:p text:style-name="P16"/>
      <text:p text:style-name="P17">Reset UNO and select 38.4kB baud rate.</text:p>
      <text:p text:style-name="P17"><text:tab/>Press -s- then -d- to clear Atmega 168 eeprom.</text:p>
      <text:p text:style-name="P18"><text:tab/>Press -s- then -<text:span text:style-name="T6">p</text:span>- <text:span text:style-name="T6">and send the “5_Project_pcb_168_V2.30_Arduino_V2” hex file.</text:span></text:p>
      <text:p text:style-name="P18"><text:tab/><text:span text:style-name="T6">Follow instructions to calibrate the Atmega 168.</text:span></text:p>
      <text:p text:style-name="P16"/>
      <text:p text:style-name="P16"/>
      <text:p text:style-name="P12"/>
      <text:p text:style-name="P12"><text:tab/> </text:p>
      <text:p text:style-name="P12"/>
      <text:p text:style-name="P12"/>
      <text:p text:style-name="P12"/>
      <text:p text:style-name="P19"/>
      <text:p text:style-name="P19">PCB111000_V2<text:tab/></text:p>
      <text:p text:style-name="P1"/>
      <text:p text:style-name="P2">Setup using the UNO</text:p>
      <text:p text:style-name="P2"/>
      <text:p text:style-name="P11">Upload <text:tab/>“8_UNO_AVR_Programmer_V2” onto a UNO </text:p>
      <text:p text:style-name="P5"/>
      <text:p text:style-name="P5">Use prototype PCB to connect the UNO to an Atmega 168 as follows</text:p>
      <text:p text:style-name="P5"/>
      <text:p text:style-name="P3"/>
      <text:p text:style-name="P2"/>
      <text:p text:style-name="P4"/>
      <text:p text:style-name="P4">Open a terminal program with a baud rate of 38400</text:p>
      <text:p text:style-name="P4">Get the following use prompt </text:p>
      <text:p text:style-name="P4"><text:tab/><text:tab/>“s <text:s/>s <text:s/>s <text:s/>s <text:s/>s <text:s/>s….”</text:p>
      <text:p text:style-name="P4">Press ‘s’</text:p>
      <text:p text:style-name="P4">The UNO respond with </text:p>
      <text:p text:style-name="P4"><text:tab/><text:tab/>Atmega 168 detected.</text:p>
      <text:p text:style-name="P4"><text:tab/><text:tab/>Press -p- to program flash, -e- for EEPROM, -r- to run target or -x- to escape.</text:p>
      <text:p text:style-name="P4">Press ‘p’ and send </text:p>
      <text:p text:style-name="P4"><text:tab/><text:tab/>9C_cal_auto_plus_manual_Arduino_168</text:p>
      <text:p text:style-name="P4">Which is found under</text:p>
      <text:p text:style-name="P4"><text:tab/><text:tab/><text:span text:style-name="T1">Github\UNO_as_an_AVR_programer\9C_cal_auto_plus_manual_Arduino</text:span></text:p>
      <text:p text:style-name="P6"/>
      <text:p text:style-name="P6">Press ‘n’ when a text file is requested</text:p>
      <text:p text:style-name="P6">Press the UNO reset button Then press ‘s’ followed by ‘t’ to initial calibration using the UNO frequency standard.</text:p>
      <text:p text:style-name="P6"/>
      <text:p text:style-name="P7">After auto cal the following test is printed</text:p>
      <text:p text:style-name="P7"><text:tab/><text:tab/><text:tab/>Calibrating Atmega 168/P</text:p>
      <text:p text:style-name="P7"><text:tab/><text:tab/><text:tab/>New OSCCAL value 77</text:p>
      <text:p text:style-name="P7"><text:tab/><text:tab/><text:tab/>Previous user cal 77</text:p>
      <text:p text:style-name="P7"><text:tab/><text:tab/><text:tab/>Press 'x' to finish or AOK for manual cal</text:p>
      <text:p text:style-name="P7">Press AOK</text:p>
      <text:p text:style-name="P7">Select the best User cal value (77 in this case) and enter it.</text:p>
      <text:p text:style-name="P7"/>
      <text:p text:style-name="P7"/>
      <text:p text:style-name="P8">Reset the UNO<text:tab/>Program the Atmega168 with “Project_pcb_168_V2.30C”</text:p>
      <text:p text:style-name="P8"><text:tab/><text:tab/><text:tab/>No text file required</text:p>
      <text:p text:style-name="P8"><text:tab/><text:tab/><text:tab/>Change baud rate to 57600</text:p>
      <text:p text:style-name="P8"><text:tab/><text:tab/><text:tab/>At prompt “P <text:s/>P <text:s/>P <text:s/>P <text:s/>P………...”</text:p>
      <text:p text:style-name="P8"><text:tab/><text:tab/><text:tab/>Press ‘s’</text:p>
      <text:p text:style-name="P8"><text:tab/><text:tab/><text:tab/>Reduce BR to 2.4K and press AK</text:p>
      <text:p text:style-name="P8"><text:tab/><text:tab/><text:tab/><text:span text:style-name="T2">Send text file “on-chip_strings”</text:span></text:p>
      <text:p text:style-name="P9"><text:tab/><text:tab/><text:tab/>Restore BR</text:p>
      <text:p text:style-name="P9"/>
      <text:p text:style-name="P9">Remove Atmega168 from UNO programming jig and fit to PCB111000</text:p>
      <text:p text:style-name="P10">Upload mini_OS</text:p>
      <text:p text:style-name="P10">Get p/r prompt</text:p>
      <text:p text:style-name="P10">Upload user pr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1:44:29.982000000</meta:creation-date>
    <meta:generator>LibreOffice/6.2.8.2$Windows_X86_64 LibreOffice_project/f82ddfca21ebc1e222a662a32b25c0c9d20169ee</meta:generator>
    <dc:date>2023-08-24T21:52:17.708000000</dc:date>
    <meta:editing-duration>PT10H50M</meta:editing-duration>
    <meta:editing-cycles>13</meta:editing-cycles>
    <meta:document-statistic meta:table-count="0" meta:image-count="0" meta:object-count="0" meta:page-count="3" meta:paragraph-count="66" meta:word-count="383" meta:character-count="2398" meta:non-whitespace-character-count="1986"/>
  </office:meta>
</office:document-meta>
</file>